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1.5016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table table:name="pe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Work required</text:p>
          </table:table-cell>
          <table:table-cell table:style-name="ce1" office:value-type="string" calcext:value-type="string">
            <text:p>Role Difficulty</text:p>
          </table:table-cell>
        </table:table-row>
        <table:table-row table:style-name="ro1">
          <table:table-cell office:value-type="string" calcext:value-type="string">
            <text:p>Team Leader</text:p>
          </table:table-cell>
          <table:table-cell table:style-name="ce4" table:formula="of:=(0.2+0.25+0.2+0.2+0.2)/5" office:value-type="percentage" office:value="0.21" calcext:value-type="percentage">
            <text:p>21.00%</text:p>
          </table:table-cell>
          <table:table-cell table:style-name="ce4" table:formula="of:=(0.2+0.2+0.2+0.2+0.2)/5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Development Manager</text:p>
          </table:table-cell>
          <table:table-cell table:style-name="ce4" table:formula="of:=(0.2+0.2+0.2+0.2+0.15)/5" office:value-type="percentage" office:value="0.19" calcext:value-type="percentage">
            <text:p>19.00%</text:p>
          </table:table-cell>
          <table:table-cell table:style-name="ce4" table:formula="of:=(0.2+0.2+0.2+0.2+0.15)/5" office:value-type="percentage" office:value="0.19" calcext:value-type="percentage">
            <text:p>19.00%</text:p>
          </table:table-cell>
        </table:table-row>
        <table:table-row table:style-name="ro1">
          <table:table-cell office:value-type="string" calcext:value-type="string">
            <text:p>Planning Manager</text:p>
          </table:table-cell>
          <table:table-cell table:style-name="ce4" table:formula="of:=(0.2+0.15+0.2+0.2+0.25)/5" office:value-type="percentage" office:value="0.2" calcext:value-type="percentage">
            <text:p>20.00%</text:p>
          </table:table-cell>
          <table:table-cell table:style-name="ce4" table:formula="of:=(0.2+0.2+0.2+0.2+0.25)/5" office:value-type="percentage" office:value="0.21" calcext:value-type="percentage">
            <text:p>21.00%</text:p>
          </table:table-cell>
        </table:table-row>
        <table:table-row table:style-name="ro1">
          <table:table-cell office:value-type="string" calcext:value-type="string">
            <text:p>Quality/Process Manager</text:p>
          </table:table-cell>
          <table:table-cell table:style-name="ce4" table:formula="of:=(0.2+0.25+0.2+0.2+0.2)/5" office:value-type="percentage" office:value="0.21" calcext:value-type="percentage">
            <text:p>21.00%</text:p>
          </table:table-cell>
          <table:table-cell table:style-name="ce4" table:formula="of:=(0.2+0.2+0.2+0.2+0.2)/5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Support Manager</text:p>
          </table:table-cell>
          <table:table-cell table:style-name="ce4" table:formula="of:=(0.2+0.15+0.2+0.2+0.2)/5" office:value-type="percentage" office:value="0.19" calcext:value-type="percentage">
            <text:p>19.00%</text:p>
          </table:table-cell>
          <table:table-cell table:style-name="ce4" table:formula="of:=(0.2+0.15+0.2+0.2+0.2)/5" office:value-type="percentage" office:value="0.19" calcext:value-type="percentage">
            <text:p>19.00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Rate the overall team against each criterion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eam Spirit</text:p>
          </table:table-cell>
          <table:table-cell table:formula="of:=(4+4+4+5+4)/5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Overall effectiveness</text:p>
          </table:table-cell>
          <table:table-cell table:formula="of:=(4+4+3+5+4)/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warding experience</text:p>
          </table:table-cell>
          <table:table-cell table:formula="of:=(5+5+4+5+4)/5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Team productivity</text:p>
          </table:table-cell>
          <table:table-cell table:formula="of:=(4+3+3+5+3)/5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Process quality</text:p>
          </table:table-cell>
          <table:table-cell table:formula="of:=(4+4+4+5+4)/5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Product quality</text:p>
          </table:table-cell>
          <table:table-cell table:formula="of:=(4+4+5+4+4)/5" office:value-type="float" office:value="4.2" calcext:value-type="float">
            <text:p>4.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Rate the overall contribution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eam Leader</text:p>
          </table:table-cell>
          <table:table-cell table:formula="of:=(4+5+4+5+4)/5"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Development Manager</text:p>
          </table:table-cell>
          <table:table-cell table:formula="of:=(4+4+4+5+4)/5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Planning Manager</text:p>
          </table:table-cell>
          <table:table-cell table:formula="of:=(4+5+4+5+4)/5"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Quality/Process Manager</text:p>
          </table:table-cell>
          <table:table-cell table:formula="of:=(4+4+4+5+4)/5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Support Manager</text:p>
          </table:table-cell>
          <table:table-cell table:formula="of:=(4+4+4+5+4)/5" office:value-type="float" office:value="4.2" calcext:value-type="float">
            <text:p>4.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Rate the overall team against each criterion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eam Leader</text:p>
          </table:table-cell>
          <table:table-cell table:formula="of:=(5+5+4+4+4)/5"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Development Manager</text:p>
          </table:table-cell>
          <table:table-cell table:formula="of:=(5+4+4+4+4)/5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Planning Manager</text:p>
          </table:table-cell>
          <table:table-cell table:formula="of:=(4+4+4+4+4)/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uality/Process Manager</text:p>
          </table:table-cell>
          <table:table-cell table:formula="of:=(4+4+4+4+4)/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pport Manager</text:p>
          </table:table-cell>
          <table:table-cell table:formula="of:=(5+4+4+4+4)/5" office:value-type="float" office:value="4.2" calcext:value-type="float">
            <text:p>4.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Rate each role for how well it was performe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eam Leader</text:p>
          </table:table-cell>
          <table:table-cell table:formula="of:=(4+5+4+4+4)/5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Development Manager</text:p>
          </table:table-cell>
          <table:table-cell table:formula="of:=(4+4+4+4+4)/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anning Manager</text:p>
          </table:table-cell>
          <table:table-cell table:formula="of:=(4+5+4+4+4)/5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Quality/Process Manager</text:p>
          </table:table-cell>
          <table:table-cell table:formula="of:=(4+4+4+4+3)/5"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Support Manager</text:p>
          </table:table-cell>
          <table:table-cell table:formula="of:=(4+4+4+4+4)/5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6:17:43.370000000</meta:creation-date>
    <dc:date>2014-11-27T16:34:48.103000000</dc:date>
    <meta:editing-duration>PT17M5S</meta:editing-duration>
    <meta:editing-cycles>1</meta:editing-cycles>
    <meta:document-statistic meta:table-count="1" meta:cell-count="64" meta:object-count="0"/>
    <meta:generator>LibreOffice/4.3.4.1$Windows_x86 LibreOffice_project/bc356b2f991740509f321d70e4512a6a54c5f243</meta:generator>
  </office:meta>
</office:document-meta>
</file>